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th1" svg:font-family="MathJax_Math"/>
    <style:font-face style:name="Liberation Sans1" svg:font-family="'Liberation Sans'" style:font-family-generic="swiss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7.818cm" fo:min-width="7.568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6" style:family="graphic" style:parent-style-name="objectwithoutfill">
      <style:graphic-properties svg:stroke-width="0.053cm" svg:stroke-color="#f79448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adc5e7" draw:opacity="100%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1.128cm" fo:min-width="10.878cm" fo:padding-top="0.151cm" fo:padding-bottom="0.151cm" fo:padding-left="0.276cm" fo:padding-right="0.276cm"/>
    </style:style>
    <style:style style:name="gr9" style:family="graphic" style:parent-style-name="standard">
      <style:graphic-properties draw:textarea-horizontal-align="justify" draw:textarea-vertical-align="middle" draw:auto-grow-height="false" fo:min-height="0.258cm" fo:min-width="0.5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MathJax_Math" fo:font-size="24pt"/>
    </style:style>
    <style:style style:name="P3" style:family="paragraph">
      <loext:graphic-properties draw:fill="none" draw:fill-color="#ffffff"/>
      <style:text-properties style:font-name="MathJax_Math" fo:font-size="24pt"/>
    </style:style>
    <style:style style:name="P4" style:family="paragraph">
      <style:paragraph-properties fo:text-align="center"/>
    </style:style>
    <style:style style:name="P5" style:family="paragraph">
      <style:text-properties fo:color="#f58220" fo:font-size="24pt"/>
    </style:style>
    <style:style style:name="P6" style:family="paragraph">
      <loext:graphic-properties draw:fill="none" draw:fill-color="#adc5e7" draw:opacity="100%"/>
      <style:text-properties fo:color="#f58220" style:font-name="MathJax_Math" fo:font-size="24pt"/>
    </style:style>
    <style:style style:name="T1" style:family="text">
      <style:text-properties style:font-size-asian="22pt" style:font-size-complex="22pt"/>
    </style:style>
    <style:style style:name="T2" style:family="text">
      <style:text-properties style:text-position="-33% 58%" style:font-size-asian="20pt" style:font-size-complex="20pt"/>
    </style:style>
    <style:style style:name="T3" style:family="text">
      <style:text-properties style:text-position="0% 100%" style:font-size-asian="22pt" style:font-size-complex="22pt"/>
    </style:style>
    <style:style style:name="T4" style:family="text">
      <style:text-properties style:font-name="MathJax_Math1" style:font-name-asian="MathJax_Math1" style:font-name-complex="MathJax_Mat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08cm" svg:height="11.408cm" svg:x="4.832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905cm" svg:y1="17.029cm" svg:x2="18.654cm" svg:y2="17.002cm">
          <text:p/>
        </draw:line>
        <draw:line draw:style-name="gr2" draw:text-style-name="P1" draw:layer="layout" svg:x1="10.398cm" svg:y1="23.352cm" svg:x2="10.398cm" svg:y2="8.874cm">
          <text:p/>
        </draw:line>
        <draw:frame draw:style-name="gr3" draw:text-style-name="P3" draw:layer="layout" svg:width="1.226cm" svg:height="1.242cm" svg:x="8.918cm" svg:y="8.874cm">
          <draw:text-box>
            <text:p text:style-name="P2"><text:span text:style-name="T1">Y</text:span><text:span text:style-name="T2">g</text:span></text:p>
          </draw:text-box>
        </draw:frame>
        <draw:frame draw:style-name="gr4" draw:text-style-name="P3" draw:layer="layout" svg:width="1.651cm" svg:height="2.034cm" svg:x="17.51cm" svg:y="17.127cm">
          <draw:text-box>
            <text:p text:style-name="P2"><text:span text:style-name="T3">X</text:span><text:span text:style-name="T2">g</text:span></text:p>
          </draw:text-box>
        </draw:frame>
        <draw:custom-shape draw:style-name="gr5" draw:text-style-name="P4" draw:layer="layout" svg:width="0.635cm" svg:height="1.143cm" svg:x="13.32cm" svg:y="3.7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0.398cm" svg:y1="22.717cm" svg:x2="14.208cm" svg:y2="22.717cm">
          <text:p/>
        </draw:line>
        <draw:frame draw:style-name="gr7" draw:text-style-name="P6" draw:layer="layout" svg:width="0.921cm" svg:height="1.043cm" svg:x="11.255cm" svg:y="22.563cm">
          <draw:text-box>
            <text:p text:style-name="P5"><text:span text:style-name="T4">ν</text:span></text:p>
          </draw:text-box>
        </draw:frame>
        <draw:custom-shape draw:style-name="gr5" draw:text-style-name="P4" draw:layer="layout" svg:width="0.635cm" svg:height="1.143cm" svg:x="15.986cm" svg:y="10.5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1.43cm" svg:height="11.43cm" svg:x="4.81cm" svg:y="11.2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1.143cm" svg:x="4.556cm" svg:y="10.5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635cm" svg:height="1.143cm" svg:x="15.859cm" svg:y="22.0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635cm" svg:height="1.143cm" svg:x="4.556cm" svg:y="21.9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1.016cm" svg:height="0.508cm" svg:x="9.89cm" svg:y="22.46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th1" svg:font-family="MathJax_Math"/>
    <style:font-face style:name="Liberation Sans1" svg:font-family="'Liberation Sans'" style:font-family-generic="swiss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8T23:16:55.295764324</meta:creation-date>
    <dc:date>2021-03-28T23:21:59.072153601</dc:date>
    <meta:editing-duration>PT5M4S</meta:editing-duration>
    <meta:editing-cycles>1</meta:editing-cycles>
    <meta:document-statistic meta:object-count="14"/>
    <meta:generator>LibreOffice/6.0.7.3$Linux_X86_64 LibreOffice_project/00m0$Build-3</meta:generator>
  </office:meta>
</office:document-meta>
</file>